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color="#009900" fo:font-weight="bold" style:font-weight-asian="bold" style:font-weight-complex="bold"/>
    </style:style>
    <style:style style:name="ce3" style:family="table-cell" style:parent-style-name="Default">
      <style:text-properties fo:color="#ff3300" fo:font-weight="bold" style:font-weight-asian="bold" style:font-weight-complex="bold"/>
    </style:style>
    <style:style style:name="ce4" style:family="table-cell" style:parent-style-name="Default">
      <style:text-properties fo:color="#0000cc" fo:font-weight="bold" style:font-weight-asian="bold" style:font-weight-complex="bold"/>
    </style:style>
    <style:style style:name="ce5" style:family="table-cell" style:parent-style-name="Default">
      <style:text-properties fo:color="#0000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ifi</text:p>
          </table:table-cell>
          <table:table-cell office:value-type="string">
            <text:p>136 4 91 233 62</text:p>
          </table:table-cell>
          <table:table-cell office:value-type="string">
            <text:p>borne hl</text:p>
          </table:table-cell>
        </table:table-row>
        <table:table-row table:style-name="ro1">
          <table:table-cell table:style-name="ce2" office:value-type="string">
            <text:p>téléphone</text:p>
          </table:table-cell>
          <table:table-cell office:value-type="string">
            <text:p>136 4 46 233 75</text:p>
          </table:table-cell>
          <table:table-cell office:value-type="string">
            <text:p>amulette</text:p>
          </table:table-cell>
        </table:table-row>
        <table:table-row table:style-name="ro1">
          <table:table-cell table:style-name="ce3" office:value-type="string">
            <text:p>maison</text:p>
          </table:table-cell>
          <table:table-cell office:value-type="string">
            <text:p>136 4 56 233 93</text:p>
          </table:table-cell>
          <table:table-cell office:value-type="string">
            <text:p>red key</text:p>
          </table:table-cell>
        </table:table-row>
        <table:table-row table:style-name="ro1">
          <table:table-cell table:style-name="ce4" office:value-type="string">
            <text:p>chevron</text:p>
          </table:table-cell>
          <table:table-cell office:value-type="string">
            <text:p>136 4 81 233 52</text:p>
          </table:table-cell>
          <table:table-cell office:value-type="string">
            <text:p>Doominator</text:p>
          </table:table-cell>
        </table:table-row>
        <table:table-row table:style-name="ro1">
          <table:table-cell table:style-name="ce2" office:value-type="string">
            <text:p>réveil</text:p>
          </table:table-cell>
          <table:table-cell office:value-type="string">
            <text:p>136 4 86 233 51</text:p>
          </table:table-cell>
          <table:table-cell office:value-type="string">
            <text:p>coffre</text:p>
          </table:table-cell>
        </table:table-row>
        <table:table-row table:style-name="ro1">
          <table:table-cell table:style-name="ce5" office:value-type="string">
            <text:p>sms</text:p>
          </table:table-cell>
          <table:table-cell office:value-type="string">
            <text:p>136 4 51 233 86</text:p>
          </table:table-cell>
          <table:table-cell/>
        </table:table-row>
        <table:table-row table:style-name="ro1">
          <table:table-cell table:style-name="ce5" office:value-type="string">
            <text:p>bluetooth</text:p>
          </table:table-cell>
          <table:table-cell office:value-type="string">
            <text:p>136 4 61 233 88</text:p>
          </table:table-cell>
          <table:table-cell/>
        </table:table-row>
        <table:table-row table:style-name="ro1">
          <table:table-cell office:value-type="string">
            <text:p>navigation</text:p>
          </table:table-cell>
          <table:table-cell office:value-type="string">
            <text:p>136 4 76 233 41</text:p>
          </table:table-cell>
          <table:table-cell/>
        </table:table-row>
        <table:table-row table:style-name="ro1">
          <table:table-cell table:style-name="ce7" office:value-type="string">
            <text:p>power</text:p>
          </table:table-cell>
          <table:table-cell office:value-type="string">
            <text:p>136 4 66 233 39</text:p>
          </table:table-cell>
          <table:table-cell office:value-type="string">
            <text:p>grimoire</text:p>
          </table:table-cell>
        </table:table-row>
        <table:table-row table:style-name="ro1">
          <table:table-cell table:style-name="ce4" office:value-type="string">
            <text:p>airplane</text:p>
          </table:table-cell>
          <table:table-cell office:value-type="string">
            <text:p>136 4 71 233 34</text:p>
          </table:table-cell>
          <table:table-cell office:value-type="string">
            <text:p>épée</text:p>
          </table:table-cell>
        </table:table-row>
        <table:table-row table:style-name="ro1">
          <table:table-cell table:style-name="ce4" office:value-type="string">
            <text:p>badge bleu</text:p>
          </table:table-cell>
          <table:table-cell office:value-type="string">
            <text:p>48 64 139 21 238</text:p>
          </table:table-cell>
          <table:table-cell/>
        </table:table-row>
        <table:table-row table:style-name="ro1">
          <table:table-cell office:value-type="string">
            <text:p>carte blanche</text:p>
          </table:table-cell>
          <table:table-cell office:value-type="string">
            <text:p>2 243 42 213 14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9/02/2017</text:date>, <text:time>12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S</meta:editing-duration>
    <meta:editing-cycles>12</meta:editing-cycles>
    <meta:generator>OpenOffice/4.1.1$Win32 OpenOffice.org_project/411m6$Build-9775</meta:generator>
    <dc:date>2017-02-09T12:16:09.79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